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8c58" officeooo:paragraph-rsid="00038c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lublublublubl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4T15:54:46.325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7.4.0.3$Windows_X86_64 LibreOffice_project/f85e47c08ddd19c015c0114a68350214f7066f5a</meta:generator>
  </office:meta>
</office:document-meta>
</file>